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P6" style:parent-style-name="Normal" style:family="paragraph">
      <style:text-properties fo:font-size="14pt" style:font-size-asian="14pt"/>
    </style:style>
    <style:style style:name="P7" style:parent-style-name="Normal" style:family="paragraph">
      <style:text-properties fo:font-size="14pt" style:font-size-asian="14pt"/>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office:automatic-styles>
  <office:body>
    <office:text text:use-soft-page-breaks="true">
      <text:p text:style-name="P1">PART B</text:p>
      <text:p text:style-name="P2">PROGRESS</text:p>
      <text:p text:style-name="P3">I initiated my project by planning<text:s/>my game as a story based third person fighting game, I looked at ways to get that into code. As mentioned in Part A, I realised this was not a good idea,<text:s/>it would be way too difficult.</text:p>
      <text:p text:style-name="P4">My next research path was to consider<text:s/>doing a<text:s/>‘Rayman’<text:s/>type game including levels of your character running and dodging obstacles to get to the end of the level. This too would not work, but not because it was too hard, I just did not have the time. Considering I should spend one term making this game, there was only time to make a very small number of levels, meaning either each level was boring or there were not many. Both ways the game would be boring and not worth making.<text:s/>Also, the project is to explore the requirements to develop a successful video game-boring is not successful.</text:p>
      <text:p text:style-name="P5">I eventually settled on<text:s/>making a continuous running game. Similar to games like Jetpack-Joyride, the character was to travel across the screen until it died-so losing. My plan was to include enemies which were making you lose and platforms for you<text:s/>to jump on and a coin system with items to buy.</text:p>
      <text:p text:style-name="P6">After doing a couple of lessons in C# as mentioned, I started the game<text:s/>design. First there would be a floor, one of the good reasons I chose to use Unity was it gives you physics such as an optional gravity or impact. This meant that once the<text:s/>floor was created I could make a character with a ‘Rigid Body’ so it would sit on the floor. I progressed to make the enemies including one which jumps up and down, and one which went across the screen. Named ‘Fly’, the enemy going across the screen would<text:s/>follow the character loosely, similar to homing missiles as I wanted. After the basic fundamentals were complete and the game was an<text:s/>“endless”<text:s/>game, I began to develop the theme.</text:p>
      <text:p text:style-name="P7">For simplicity, my game was aimed at young children. Children tend to only get<text:s/>a game if their parent(s) agrees so the game should appeal to any protective parent. I decided to go with something educational, and so my game is showing messages of sugary foods being bad to eat: this meant the enemies could be cakes, etc, and the character would be a mouth so if you ate one of the bad foods, you lose.</text:p>
      <text:p text:style-name="Normal"><text:span text:style-name="T8">Finally, I included the shop I wanted. Going with the theme, the items in the shop would give you power-ups and were good food. The shop would then be reached through a button on the home s</text:span><text:span text:style-name="T9">cre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06:00Z</meta:creation-date>
    <dc:date>2017-06-27T19:43:00Z</dc:date>
    <meta:template xlink:href="Normal" xlink:type="simple"/>
    <meta:editing-cycles>5</meta:editing-cycles>
    <meta:editing-duration>PT1740S</meta:editing-duration>
    <meta:document-statistic meta:page-count="1" meta:paragraph-count="4" meta:word-count="358" meta:character-count="2395" meta:row-count="17" meta:non-whitespace-character-count="2041"/>
  </office:meta>
</office:document-meta>
</file>